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xcubednetlogs" table:style-name="ta1"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13m 58s</text:p>
          </table:table-cell>
          <table:table-cell table:number-columns-repeated="2"/>
          <table:table-cell office:value-type="string" calcext:value-type="string">
            <text:p>Task</text:p>
          </table:table-cell>
          <table:table-cell office:value-type="string" calcext:value-type="string">
            <text:p>X3FULL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13m 21s</text:p>
          </table:table-cell>
          <table:table-cell table:number-columns-repeated="2"/>
          <table:table-cell office:value-type="string" calcext:value-type="string">
            <text:p>Task</text:p>
          </table:table-cell>
          <table:table-cell office:value-type="string" calcext:value-type="string">
            <text:p>X3INIT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13m 54s</text:p>
          </table:table-cell>
          <table:table-cell table:number-columns-repeated="2"/>
          <table:table-cell office:value-type="string" calcext:value-type="string">
            <text:p>Task</text:p>
          </table:table-cell>
          <table:table-cell office:value-type="string" calcext:value-type="string">
            <text:p>X3UF45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13m 55s</text:p>
          </table:table-cell>
          <table:table-cell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Val Loss</text:p>
          </table:table-cell>
          <table:table-cell office:value-type="string" calcext:value-type="string">
            <text:p>Train Acc</text:p>
          </table:table-cell>
          <table:table-cell office:value-type="string" calcext:value-type="string">
            <text:p>Val Acc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Val Loss</text:p>
          </table:table-cell>
          <table:table-cell office:value-type="string" calcext:value-type="string">
            <text:p>Train Acc</text:p>
          </table:table-cell>
          <table:table-cell office:value-type="string" calcext:value-type="string">
            <text:p>Val Acc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Val Loss</text:p>
          </table:table-cell>
          <table:table-cell office:value-type="string" calcext:value-type="string">
            <text:p>Train Acc</text:p>
          </table:table-cell>
          <table:table-cell office:value-type="string" calcext:value-type="string">
            <text:p>Val Acc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Val Loss</text:p>
          </table:table-cell>
          <table:table-cell office:value-type="string" calcext:value-type="string">
            <text:p>Train Acc</text:p>
          </table:table-cell>
          <table:table-cell office:value-type="string" calcext:value-type="string">
            <text:p>Val Ac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.8348" calcext:value-type="float">
            <text:p>2.8348</text:p>
          </table:table-cell>
          <table:table-cell table:number-columns-repeated="2" office:value-type="float" office:value="0.0493" calcext:value-type="float">
            <text:p>0.049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.993" calcext:value-type="float">
            <text:p>2.993</text:p>
          </table:table-cell>
          <table:table-cell table:number-columns-repeated="2" office:value-type="float" office:value="0.0926" calcext:value-type="float">
            <text:p>0.09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.8346" calcext:value-type="float">
            <text:p>2.8346</text:p>
          </table:table-cell>
          <table:table-cell table:number-columns-repeated="2" office:value-type="float" office:value="0.0559" calcext:value-type="float">
            <text:p>0.055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7.58" calcext:value-type="float">
            <text:p>7.58</text:p>
          </table:table-cell>
          <table:table-cell table:number-columns-repeated="2" office:value-type="float" office:value="0.3456" calcext:value-type="float">
            <text:p>0.3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.8345" calcext:value-type="float">
            <text:p>2.8345</text:p>
          </table:table-cell>
          <table:table-cell table:number-columns-repeated="2" office:value-type="float" office:value="0.05" calcext:value-type="float">
            <text:p>0.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.0206" calcext:value-type="float">
            <text:p>3.0206</text:p>
          </table:table-cell>
          <table:table-cell table:number-columns-repeated="2" office:value-type="float" office:value="0.1279" calcext:value-type="float">
            <text:p>0.127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.8335" calcext:value-type="float">
            <text:p>2.8335</text:p>
          </table:table-cell>
          <table:table-cell table:number-columns-repeated="2" office:value-type="float" office:value="0.0588" calcext:value-type="float">
            <text:p>0.058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.3548" calcext:value-type="float">
            <text:p>1.3548</text:p>
          </table:table-cell>
          <table:table-cell table:number-columns-repeated="2" office:value-type="float" office:value="0.5463" calcext:value-type="float">
            <text:p>0.54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.8342" calcext:value-type="float">
            <text:p>2.8342</text:p>
          </table:table-cell>
          <table:table-cell table:number-columns-repeated="2" office:value-type="float" office:value="0.0529" calcext:value-type="float">
            <text:p>0.052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2.7049" calcext:value-type="float">
            <text:p>2.7049</text:p>
          </table:table-cell>
          <table:table-cell table:number-columns-repeated="2" office:value-type="float" office:value="0.1809" calcext:value-type="float">
            <text:p>0.180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2.8316" calcext:value-type="float">
            <text:p>2.8316</text:p>
          </table:table-cell>
          <table:table-cell table:number-columns-repeated="2" office:value-type="float" office:value="0.0625" calcext:value-type="float">
            <text:p>0.062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.0032" calcext:value-type="float">
            <text:p>1.0032</text:p>
          </table:table-cell>
          <table:table-cell table:number-columns-repeated="2" office:value-type="float" office:value="0.664" calcext:value-type="float">
            <text:p>0.6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.8339" calcext:value-type="float">
            <text:p>2.8339</text:p>
          </table:table-cell>
          <table:table-cell table:number-columns-repeated="2" office:value-type="float" office:value="0.0559" calcext:value-type="float">
            <text:p>0.055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.5569" calcext:value-type="float">
            <text:p>2.5569</text:p>
          </table:table-cell>
          <table:table-cell table:number-columns-repeated="2" office:value-type="float" office:value="0.1794" calcext:value-type="float">
            <text:p>0.179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.8263" calcext:value-type="float">
            <text:p>2.8263</text:p>
          </table:table-cell>
          <table:table-cell table:number-columns-repeated="2" office:value-type="float" office:value="0.0721" calcext:value-type="float">
            <text:p>0.072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.7033" calcext:value-type="float">
            <text:p>0.7033</text:p>
          </table:table-cell>
          <table:table-cell table:number-columns-repeated="2" office:value-type="float" office:value="0.7669" calcext:value-type="float">
            <text:p>0.76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.8332" calcext:value-type="float">
            <text:p>2.8332</text:p>
          </table:table-cell>
          <table:table-cell table:number-columns-repeated="2" office:value-type="float" office:value="0.0507" calcext:value-type="float">
            <text:p>0.050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.4192" calcext:value-type="float">
            <text:p>2.4192</text:p>
          </table:table-cell>
          <table:table-cell table:number-columns-repeated="2" office:value-type="float" office:value="0.2125" calcext:value-type="float">
            <text:p>0.212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.8085" calcext:value-type="float">
            <text:p>2.8085</text:p>
          </table:table-cell>
          <table:table-cell table:number-columns-repeated="2" office:value-type="float" office:value="0.0676" calcext:value-type="float">
            <text:p>0.067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.506" calcext:value-type="float">
            <text:p>0.506</text:p>
          </table:table-cell>
          <table:table-cell table:number-columns-repeated="2" office:value-type="float" office:value="0.8324" calcext:value-type="float">
            <text:p>0.83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.8321" calcext:value-type="float">
            <text:p>2.8321</text:p>
          </table:table-cell>
          <table:table-cell table:number-columns-repeated="2" office:value-type="float" office:value="0.0684" calcext:value-type="float">
            <text:p>0.068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.3376" calcext:value-type="float">
            <text:p>2.3376</text:p>
          </table:table-cell>
          <table:table-cell table:number-columns-repeated="2" office:value-type="float" office:value="0.2346" calcext:value-type="float">
            <text:p>0.234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.737" calcext:value-type="float">
            <text:p>2.737</text:p>
          </table:table-cell>
          <table:table-cell table:number-columns-repeated="2" office:value-type="float" office:value="0.1132" calcext:value-type="float">
            <text:p>0.113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.2875" calcext:value-type="float">
            <text:p>0.2875</text:p>
          </table:table-cell>
          <table:table-cell table:number-columns-repeated="2" office:value-type="float" office:value="0.9081" calcext:value-type="float">
            <text:p>0.90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.8296" calcext:value-type="float">
            <text:p>2.8296</text:p>
          </table:table-cell>
          <table:table-cell table:number-columns-repeated="2" office:value-type="float" office:value="0.0654" calcext:value-type="float">
            <text:p>0.065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.3017" calcext:value-type="float">
            <text:p>2.3017</text:p>
          </table:table-cell>
          <table:table-cell table:number-columns-repeated="2" office:value-type="float" office:value="0.25" calcext:value-type="float">
            <text:p>0.2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.5756" calcext:value-type="float">
            <text:p>2.5756</text:p>
          </table:table-cell>
          <table:table-cell table:number-columns-repeated="2" office:value-type="float" office:value="0.1801" calcext:value-type="float">
            <text:p>0.180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.1778" calcext:value-type="float">
            <text:p>0.1778</text:p>
          </table:table-cell>
          <table:table-cell table:number-columns-repeated="2" office:value-type="float" office:value="0.9449" calcext:value-type="float">
            <text:p>0.94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.824" calcext:value-type="float">
            <text:p>2.824</text:p>
          </table:table-cell>
          <table:table-cell table:number-columns-repeated="2" office:value-type="float" office:value="0.0743" calcext:value-type="float">
            <text:p>0.074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.1557" calcext:value-type="float">
            <text:p>2.1557</text:p>
          </table:table-cell>
          <table:table-cell table:number-columns-repeated="2" office:value-type="float" office:value="0.2801" calcext:value-type="float">
            <text:p>0.280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.3756" calcext:value-type="float">
            <text:p>2.3756</text:p>
          </table:table-cell>
          <table:table-cell table:number-columns-repeated="2" office:value-type="float" office:value="0.2294" calcext:value-type="float">
            <text:p>0.229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.0701" calcext:value-type="float">
            <text:p>0.0701</text:p>
          </table:table-cell>
          <table:table-cell table:number-columns-repeated="2" office:value-type="float" office:value="0.9853" calcext:value-type="float">
            <text:p>0.98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.807" calcext:value-type="float">
            <text:p>2.807</text:p>
          </table:table-cell>
          <table:table-cell table:number-columns-repeated="2" office:value-type="float" office:value="0.0816" calcext:value-type="float">
            <text:p>0.081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2.0695" calcext:value-type="float">
            <text:p>2.0695</text:p>
          </table:table-cell>
          <table:table-cell table:number-columns-repeated="2" office:value-type="float" office:value="0.3066" calcext:value-type="float">
            <text:p>0.306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2.2438" calcext:value-type="float">
            <text:p>2.2438</text:p>
          </table:table-cell>
          <table:table-cell table:number-columns-repeated="2" office:value-type="float" office:value="0.2868" calcext:value-type="float">
            <text:p>0.286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.0315" calcext:value-type="float">
            <text:p>0.0315</text:p>
          </table:table-cell>
          <table:table-cell table:number-columns-repeated="2" office:value-type="float" office:value="0.9963" calcext:value-type="float">
            <text:p>0.99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.7655" calcext:value-type="float">
            <text:p>2.7655</text:p>
          </table:table-cell>
          <table:table-cell table:number-columns-repeated="2" office:value-type="float" office:value="0.1169" calcext:value-type="float">
            <text:p>0.116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2.0299" calcext:value-type="float">
            <text:p>2.0299</text:p>
          </table:table-cell>
          <table:table-cell table:number-columns-repeated="2" office:value-type="float" office:value="0.3412" calcext:value-type="float">
            <text:p>0.341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2.125" calcext:value-type="float">
            <text:p>2.125</text:p>
          </table:table-cell>
          <table:table-cell table:number-columns-repeated="2" office:value-type="float" office:value="0.3088" calcext:value-type="float">
            <text:p>0.308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.0236" calcext:value-type="float">
            <text:p>0.0236</text:p>
          </table:table-cell>
          <table:table-cell table:number-columns-repeated="2" office:value-type="float" office:value="0.9941" calcext:value-type="float">
            <text:p>0.99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.6772" calcext:value-type="float">
            <text:p>2.6772</text:p>
          </table:table-cell>
          <table:table-cell table:number-columns-repeated="2" office:value-type="float" office:value="0.1603" calcext:value-type="float">
            <text:p>0.160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.8831" calcext:value-type="float">
            <text:p>1.8831</text:p>
          </table:table-cell>
          <table:table-cell table:number-columns-repeated="2" office:value-type="float" office:value="0.3728" calcext:value-type="float">
            <text:p>0.372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2.0168" calcext:value-type="float">
            <text:p>2.0168</text:p>
          </table:table-cell>
          <table:table-cell table:number-columns-repeated="2" office:value-type="float" office:value="0.3566" calcext:value-type="float">
            <text:p>0.356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0.0103" calcext:value-type="float">
            <text:p>0.0103</text:p>
          </table:table-cell>
          <table:table-cell table:number-columns-repeated="2" office:value-type="float" office:value="0.9985" calcext:value-type="float">
            <text:p>0.99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2.5816" calcext:value-type="float">
            <text:p>2.5816</text:p>
          </table:table-cell>
          <table:table-cell table:number-columns-repeated="2" office:value-type="float" office:value="0.1691" calcext:value-type="float">
            <text:p>0.169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.8067" calcext:value-type="float">
            <text:p>1.8067</text:p>
          </table:table-cell>
          <table:table-cell table:number-columns-repeated="2" office:value-type="float" office:value="0.3919" calcext:value-type="float">
            <text:p>0.391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.8766" calcext:value-type="float">
            <text:p>1.8766</text:p>
          </table:table-cell>
          <table:table-cell table:number-columns-repeated="2" office:value-type="float" office:value="0.3765" calcext:value-type="float">
            <text:p>0.376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.0057" calcext:value-type="float">
            <text:p>0.00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2.4522" calcext:value-type="float">
            <text:p>2.4522</text:p>
          </table:table-cell>
          <table:table-cell table:number-columns-repeated="2" office:value-type="float" office:value="0.2051" calcext:value-type="float">
            <text:p>0.205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1.7886" calcext:value-type="float">
            <text:p>1.7886</text:p>
          </table:table-cell>
          <table:table-cell table:number-columns-repeated="2" office:value-type="float" office:value="0.3963" calcext:value-type="float">
            <text:p>0.396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1.7584" calcext:value-type="float">
            <text:p>1.7584</text:p>
          </table:table-cell>
          <table:table-cell table:number-columns-repeated="2" office:value-type="float" office:value="0.4169" calcext:value-type="float">
            <text:p>0.416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.0044" calcext:value-type="float">
            <text:p>0.00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2.3694" calcext:value-type="float">
            <text:p>2.3694</text:p>
          </table:table-cell>
          <table:table-cell table:number-columns-repeated="2" office:value-type="float" office:value="0.2279" calcext:value-type="float">
            <text:p>0.2279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.7193" calcext:value-type="float">
            <text:p>1.7193</text:p>
          </table:table-cell>
          <table:table-cell table:number-columns-repeated="2" office:value-type="float" office:value="0.4147" calcext:value-type="float">
            <text:p>0.4147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.6487" calcext:value-type="float">
            <text:p>1.6487</text:p>
          </table:table-cell>
          <table:table-cell table:number-columns-repeated="2" office:value-type="float" office:value="0.4529" calcext:value-type="float">
            <text:p>0.4529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.0037" calcext:value-type="float">
            <text:p>0.00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2.2857" calcext:value-type="float">
            <text:p>2.2857</text:p>
          </table:table-cell>
          <table:table-cell table:number-columns-repeated="2" office:value-type="float" office:value="0.2691" calcext:value-type="float">
            <text:p>0.269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.5581" calcext:value-type="float">
            <text:p>1.5581</text:p>
          </table:table-cell>
          <table:table-cell table:number-columns-repeated="2" office:value-type="float" office:value="0.4743" calcext:value-type="float">
            <text:p>0.474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0.4956" calcext:value-type="float">
            <text:p>0.495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.0032" calcext:value-type="float">
            <text:p>0.00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2.2075" calcext:value-type="float">
            <text:p>2.2075</text:p>
          </table:table-cell>
          <table:table-cell table:number-columns-repeated="2" office:value-type="float" office:value="0.2846" calcext:value-type="float">
            <text:p>0.2846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.5142" calcext:value-type="float">
            <text:p>1.5142</text:p>
          </table:table-cell>
          <table:table-cell table:number-columns-repeated="2" office:value-type="float" office:value="0.4882" calcext:value-type="float">
            <text:p>0.488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.3972" calcext:value-type="float">
            <text:p>1.3972</text:p>
          </table:table-cell>
          <table:table-cell table:number-columns-repeated="2" office:value-type="float" office:value="0.539" calcext:value-type="float">
            <text:p>0.53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.0028" calcext:value-type="float">
            <text:p>0.00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2.1471" calcext:value-type="float">
            <text:p>2.1471</text:p>
          </table:table-cell>
          <table:table-cell table:number-columns-repeated="2" office:value-type="float" office:value="0.3037" calcext:value-type="float">
            <text:p>0.303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.5562" calcext:value-type="float">
            <text:p>1.5562</text:p>
          </table:table-cell>
          <table:table-cell table:number-columns-repeated="2" office:value-type="float" office:value="0.486" calcext:value-type="float">
            <text:p>0.48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.2942" calcext:value-type="float">
            <text:p>1.2942</text:p>
          </table:table-cell>
          <table:table-cell table:number-columns-repeated="2" office:value-type="float" office:value="0.5544" calcext:value-type="float">
            <text:p>0.554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.0026" calcext:value-type="float">
            <text:p>0.00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.0723" calcext:value-type="float">
            <text:p>2.0723</text:p>
          </table:table-cell>
          <table:table-cell table:number-columns-repeated="2" office:value-type="float" office:value="0.3125" calcext:value-type="float">
            <text:p>0.312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1.4396" calcext:value-type="float">
            <text:p>1.4396</text:p>
          </table:table-cell>
          <table:table-cell table:number-columns-repeated="2" office:value-type="float" office:value="0.5338" calcext:value-type="float">
            <text:p>0.533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1.1894" calcext:value-type="float">
            <text:p>1.1894</text:p>
          </table:table-cell>
          <table:table-cell table:number-columns-repeated="2" office:value-type="float" office:value="0.5926" calcext:value-type="float">
            <text:p>0.592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.0023" calcext:value-type="float">
            <text:p>0.00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.9974" calcext:value-type="float">
            <text:p>1.9974</text:p>
          </table:table-cell>
          <table:table-cell table:number-columns-repeated="2" office:value-type="float" office:value="0.3507" calcext:value-type="float">
            <text:p>0.3507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.3983" calcext:value-type="float">
            <text:p>1.3983</text:p>
          </table:table-cell>
          <table:table-cell table:number-columns-repeated="2" office:value-type="float" office:value="0.5265" calcext:value-type="float">
            <text:p>0.526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.0947" calcext:value-type="float">
            <text:p>1.0947</text:p>
          </table:table-cell>
          <table:table-cell table:number-columns-repeated="2" office:value-type="float" office:value="0.6368" calcext:value-type="float">
            <text:p>0.636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.0022" calcext:value-type="float">
            <text:p>0.00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.9256" calcext:value-type="float">
            <text:p>1.9256</text:p>
          </table:table-cell>
          <table:table-cell table:number-columns-repeated="2" office:value-type="float" office:value="0.3684" calcext:value-type="float">
            <text:p>0.368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.3738" calcext:value-type="float">
            <text:p>1.3738</text:p>
          </table:table-cell>
          <table:table-cell table:number-columns-repeated="2" office:value-type="float" office:value="0.5338" calcext:value-type="float">
            <text:p>0.533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.9365" calcext:value-type="float">
            <text:p>0.9365</text:p>
          </table:table-cell>
          <table:table-cell table:number-columns-repeated="2" office:value-type="float" office:value="0.6794" calcext:value-type="float">
            <text:p>0.679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0.002" calcext:value-type="float">
            <text:p>0.00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.8452" calcext:value-type="float">
            <text:p>1.8452</text:p>
          </table:table-cell>
          <table:table-cell table:number-columns-repeated="2" office:value-type="float" office:value="0.411" calcext:value-type="float">
            <text:p>0.41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.3598" calcext:value-type="float">
            <text:p>1.3598</text:p>
          </table:table-cell>
          <table:table-cell table:number-columns-repeated="2" office:value-type="float" office:value="0.5397" calcext:value-type="float">
            <text:p>0.5397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.879" calcext:value-type="float">
            <text:p>0.879</text:p>
          </table:table-cell>
          <table:table-cell table:number-columns-repeated="2" office:value-type="float" office:value="0.7015" calcext:value-type="float">
            <text:p>0.701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0.0019" calcext:value-type="float">
            <text:p>0.00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.726" calcext:value-type="float">
            <text:p>1.726</text:p>
          </table:table-cell>
          <table:table-cell table:number-columns-repeated="2" office:value-type="float" office:value="0.4316" calcext:value-type="float">
            <text:p>0.431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1.3398" calcext:value-type="float">
            <text:p>1.3398</text:p>
          </table:table-cell>
          <table:table-cell table:number-columns-repeated="2" office:value-type="float" office:value="0.5691" calcext:value-type="float">
            <text:p>0.569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.6944" calcext:value-type="float">
            <text:p>0.6944</text:p>
          </table:table-cell>
          <table:table-cell table:number-columns-repeated="2" office:value-type="float" office:value="0.7632" calcext:value-type="float">
            <text:p>0.763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.0017" calcext:value-type="float">
            <text:p>0.00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.6195" calcext:value-type="float">
            <text:p>1.6195</text:p>
          </table:table-cell>
          <table:table-cell table:number-columns-repeated="2" office:value-type="float" office:value="0.4669" calcext:value-type="float">
            <text:p>0.466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1.2203" calcext:value-type="float">
            <text:p>1.2203</text:p>
          </table:table-cell>
          <table:table-cell table:number-columns-repeated="2" office:value-type="float" office:value="0.586" calcext:value-type="float">
            <text:p>0.586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.575" calcext:value-type="float">
            <text:p>0.575</text:p>
          </table:table-cell>
          <table:table-cell table:number-columns-repeated="2" office:value-type="float" office:value="0.8088" calcext:value-type="float">
            <text:p>0.8088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.0016" calcext:value-type="float">
            <text:p>0.00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.5055" calcext:value-type="float">
            <text:p>1.5055</text:p>
          </table:table-cell>
          <table:table-cell table:number-columns-repeated="2" office:value-type="float" office:value="0.5213" calcext:value-type="float">
            <text:p>0.521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1.2093" calcext:value-type="float">
            <text:p>1.2093</text:p>
          </table:table-cell>
          <table:table-cell table:number-columns-repeated="2" office:value-type="float" office:value="0.5882" calcext:value-type="float">
            <text:p>0.588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.4884" calcext:value-type="float">
            <text:p>0.4884</text:p>
          </table:table-cell>
          <table:table-cell table:number-columns-repeated="2" office:value-type="float" office:value="0.8419" calcext:value-type="float">
            <text:p>0.8419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0.0016" calcext:value-type="float">
            <text:p>0.00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.4061" calcext:value-type="float">
            <text:p>1.4061</text:p>
          </table:table-cell>
          <table:table-cell table:number-columns-repeated="2" office:value-type="float" office:value="0.5507" calcext:value-type="float">
            <text:p>0.550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1.2345" calcext:value-type="float">
            <text:p>1.2345</text:p>
          </table:table-cell>
          <table:table-cell table:number-columns-repeated="2" office:value-type="float" office:value="0.5868" calcext:value-type="float">
            <text:p>0.586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.4079" calcext:value-type="float">
            <text:p>0.4079</text:p>
          </table:table-cell>
          <table:table-cell table:number-columns-repeated="2" office:value-type="float" office:value="0.8625" calcext:value-type="float">
            <text:p>0.862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.0015" calcext:value-type="float">
            <text:p>0.00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.3063" calcext:value-type="float">
            <text:p>1.3063</text:p>
          </table:table-cell>
          <table:table-cell table:number-columns-repeated="2" office:value-type="float" office:value="0.5654" calcext:value-type="float">
            <text:p>0.5654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1.1352" calcext:value-type="float">
            <text:p>1.1352</text:p>
          </table:table-cell>
          <table:table-cell table:number-columns-repeated="2" office:value-type="float" office:value="0.6199" calcext:value-type="float">
            <text:p>0.619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.3578" calcext:value-type="float">
            <text:p>0.3578</text:p>
          </table:table-cell>
          <table:table-cell table:number-columns-repeated="2" office:value-type="float" office:value="0.8912" calcext:value-type="float">
            <text:p>0.891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.0014" calcext:value-type="float">
            <text:p>0.00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.1838" calcext:value-type="float">
            <text:p>1.1838</text:p>
          </table:table-cell>
          <table:table-cell table:number-columns-repeated="2" office:value-type="float" office:value="0.6029" calcext:value-type="float">
            <text:p>0.602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1.0988" calcext:value-type="float">
            <text:p>1.0988</text:p>
          </table:table-cell>
          <table:table-cell table:number-columns-repeated="2" office:value-type="float" office:value="0.6279" calcext:value-type="float">
            <text:p>0.627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.2741" calcext:value-type="float">
            <text:p>0.2741</text:p>
          </table:table-cell>
          <table:table-cell table:number-columns-repeated="2" office:value-type="float" office:value="0.9125" calcext:value-type="float">
            <text:p>0.91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0.0014" calcext:value-type="float">
            <text:p>0.00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.0497" calcext:value-type="float">
            <text:p>1.0497</text:p>
          </table:table-cell>
          <table:table-cell table:number-columns-repeated="2" office:value-type="float" office:value="0.6404" calcext:value-type="float">
            <text:p>0.6404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1.1161" calcext:value-type="float">
            <text:p>1.1161</text:p>
          </table:table-cell>
          <table:table-cell table:number-columns-repeated="2" office:value-type="float" office:value="0.6199" calcext:value-type="float">
            <text:p>0.6199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.2131" calcext:value-type="float">
            <text:p>0.2131</text:p>
          </table:table-cell>
          <table:table-cell table:number-columns-repeated="2" office:value-type="float" office:value="0.9346" calcext:value-type="float">
            <text:p>0.9346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.0013" calcext:value-type="float">
            <text:p>0.00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.846" calcext:value-type="float">
            <text:p>0.846</text:p>
          </table:table-cell>
          <table:table-cell table:number-columns-repeated="2" office:value-type="float" office:value="0.7213" calcext:value-type="float">
            <text:p>0.721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.9868" calcext:value-type="float">
            <text:p>0.9868</text:p>
          </table:table-cell>
          <table:table-cell table:number-columns-repeated="2" office:value-type="float" office:value="0.664" calcext:value-type="float">
            <text:p>0.664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.1268" calcext:value-type="float">
            <text:p>0.1268</text:p>
          </table:table-cell>
          <table:table-cell table:number-columns-repeated="2" office:value-type="float" office:value="0.9676" calcext:value-type="float">
            <text:p>0.9676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.0012" calcext:value-type="float">
            <text:p>0.00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.8052" calcext:value-type="float">
            <text:p>0.8052</text:p>
          </table:table-cell>
          <table:table-cell table:number-columns-repeated="2" office:value-type="float" office:value="0.7397" calcext:value-type="float">
            <text:p>0.7397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1.2451" calcext:value-type="float">
            <text:p>1.2451</text:p>
          </table:table-cell>
          <table:table-cell table:number-columns-repeated="2" office:value-type="float" office:value="0.6375" calcext:value-type="float">
            <text:p>0.6375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.1174" calcext:value-type="float">
            <text:p>0.1174</text:p>
          </table:table-cell>
          <table:table-cell table:number-columns-repeated="2" office:value-type="float" office:value="0.9676" calcext:value-type="float">
            <text:p>0.9676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.0012" calcext:value-type="float">
            <text:p>0.00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.6593" calcext:value-type="float">
            <text:p>0.6593</text:p>
          </table:table-cell>
          <table:table-cell table:number-columns-repeated="2" office:value-type="float" office:value="0.7882" calcext:value-type="float">
            <text:p>0.7882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.0173" calcext:value-type="float">
            <text:p>1.0173</text:p>
          </table:table-cell>
          <table:table-cell table:number-columns-repeated="2" office:value-type="float" office:value="0.6581" calcext:value-type="float">
            <text:p>0.658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.0504" calcext:value-type="float">
            <text:p>0.0504</text:p>
          </table:table-cell>
          <table:table-cell table:number-columns-repeated="2" office:value-type="float" office:value="0.986" calcext:value-type="float">
            <text:p>0.986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0.0012" calcext:value-type="float">
            <text:p>0.00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.5359" calcext:value-type="float">
            <text:p>0.5359</text:p>
          </table:table-cell>
          <table:table-cell table:number-columns-repeated="2" office:value-type="float" office:value="0.8294" calcext:value-type="float">
            <text:p>0.8294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.9334" calcext:value-type="float">
            <text:p>0.9334</text:p>
          </table:table-cell>
          <table:table-cell table:number-columns-repeated="2" office:value-type="float" office:value="0.6765" calcext:value-type="float">
            <text:p>0.6765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.0857" calcext:value-type="float">
            <text:p>0.0857</text:p>
          </table:table-cell>
          <table:table-cell table:number-columns-repeated="2" office:value-type="float" office:value="0.9772" calcext:value-type="float">
            <text:p>0.9772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.0011" calcext:value-type="float">
            <text:p>0.00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.4614" calcext:value-type="float">
            <text:p>0.4614</text:p>
          </table:table-cell>
          <table:table-cell table:number-columns-repeated="2" office:value-type="float" office:value="0.8559" calcext:value-type="float">
            <text:p>0.8559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.9127" calcext:value-type="float">
            <text:p>0.9127</text:p>
          </table:table-cell>
          <table:table-cell table:number-columns-repeated="2" office:value-type="float" office:value="0.6809" calcext:value-type="float">
            <text:p>0.6809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.017" calcext:value-type="float">
            <text:p>0.017</text:p>
          </table:table-cell>
          <table:table-cell table:number-columns-repeated="2" office:value-type="float" office:value="0.9971" calcext:value-type="float">
            <text:p>0.997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0.0011" calcext:value-type="float">
            <text:p>0.00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.3491" calcext:value-type="float">
            <text:p>0.3491</text:p>
          </table:table-cell>
          <table:table-cell table:number-columns-repeated="2" office:value-type="float" office:value="0.9029" calcext:value-type="float">
            <text:p>0.9029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1.1149" calcext:value-type="float">
            <text:p>1.1149</text:p>
          </table:table-cell>
          <table:table-cell table:number-columns-repeated="2" office:value-type="float" office:value="0.6537" calcext:value-type="float">
            <text:p>0.6537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.0027" calcext:value-type="float">
            <text:p>0.00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.325" calcext:value-type="float">
            <text:p>0.325</text:p>
          </table:table-cell>
          <table:table-cell table:number-columns-repeated="2" office:value-type="float" office:value="0.8956" calcext:value-type="float">
            <text:p>0.8956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.9272" calcext:value-type="float">
            <text:p>0.9272</text:p>
          </table:table-cell>
          <table:table-cell table:number-columns-repeated="2" office:value-type="float" office:value="0.6801" calcext:value-type="float">
            <text:p>0.6801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.0012" calcext:value-type="float">
            <text:p>0.001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.1007" calcext:value-type="float">
            <text:p>0.1007</text:p>
          </table:table-cell>
          <table:table-cell table:number-columns-repeated="2" office:value-type="float" office:value="0.9743" calcext:value-type="float">
            <text:p>0.9743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.8931" calcext:value-type="float">
            <text:p>0.8931</text:p>
          </table:table-cell>
          <table:table-cell table:number-columns-repeated="2" office:value-type="float" office:value="0.6816" calcext:value-type="float">
            <text:p>0.6816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.0515" calcext:value-type="float">
            <text:p>0.0515</text:p>
          </table:table-cell>
          <table:table-cell table:number-columns-repeated="2" office:value-type="float" office:value="0.9904" calcext:value-type="float">
            <text:p>0.9904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.8419" calcext:value-type="float">
            <text:p>0.8419</text:p>
          </table:table-cell>
          <table:table-cell table:number-columns-repeated="2" office:value-type="float" office:value="0.6971" calcext:value-type="float">
            <text:p>0.697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.0007" calcext:value-type="float">
            <text:p>0.00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.1392" calcext:value-type="float">
            <text:p>0.1392</text:p>
          </table:table-cell>
          <table:table-cell table:number-columns-repeated="2" office:value-type="float" office:value="0.9676" calcext:value-type="float">
            <text:p>0.9676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.8353" calcext:value-type="float">
            <text:p>0.8353</text:p>
          </table:table-cell>
          <table:table-cell table:number-columns-repeated="2" office:value-type="float" office:value="0.7007" calcext:value-type="float">
            <text:p>0.7007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.0006" calcext:value-type="float">
            <text:p>0.000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.0671" calcext:value-type="float">
            <text:p>0.0671</text:p>
          </table:table-cell>
          <table:table-cell table:number-columns-repeated="2" office:value-type="float" office:value="0.9809" calcext:value-type="float">
            <text:p>0.9809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.8099" calcext:value-type="float">
            <text:p>0.8099</text:p>
          </table:table-cell>
          <table:table-cell table:number-columns-repeated="2" office:value-type="float" office:value="0.7147" calcext:value-type="float">
            <text:p>0.7147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.0005" calcext:value-type="float">
            <text:p>0.000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.0095" calcext:value-type="float">
            <text:p>0.0095</text:p>
          </table:table-cell>
          <table:table-cell table:number-columns-repeated="2" office:value-type="float" office:value="0.9993" calcext:value-type="float">
            <text:p>0.9993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.8247" calcext:value-type="float">
            <text:p>0.8247</text:p>
          </table:table-cell>
          <table:table-cell table:number-columns-repeated="2" office:value-type="float" office:value="0.7176" calcext:value-type="float">
            <text:p>0.7176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.0005" calcext:value-type="float">
            <text:p>0.000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.0014" calcext:value-type="float">
            <text:p>0.001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7606" calcext:value-type="float">
            <text:p>0.7606</text:p>
          </table:table-cell>
          <table:table-cell table:number-columns-repeated="2" office:value-type="float" office:value="0.725" calcext:value-type="float">
            <text:p>0.72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04" calcext:value-type="float">
            <text:p>0.000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.0009" calcext:value-type="float">
            <text:p>0.00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.0007" calcext:value-type="float">
            <text:p>0.00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.7604" calcext:value-type="float">
            <text:p>0.7604</text:p>
          </table:table-cell>
          <table:table-cell table:number-columns-repeated="2" office:value-type="float" office:value="0.7257" calcext:value-type="float">
            <text:p>0.7257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.0004" calcext:value-type="float">
            <text:p>0.000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.0008" calcext:value-type="float">
            <text:p>0.00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.0005" calcext:value-type="float">
            <text:p>0.000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.7648" calcext:value-type="float">
            <text:p>0.7648</text:p>
          </table:table-cell>
          <table:table-cell table:number-columns-repeated="2" office:value-type="float" office:value="0.7279" calcext:value-type="float">
            <text:p>0.7279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.0003" calcext:value-type="float">
            <text:p>0.000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0.0008" calcext:value-type="float">
            <text:p>0.00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.0004" calcext:value-type="float">
            <text:p>0.000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.7914" calcext:value-type="float">
            <text:p>0.7914</text:p>
          </table:table-cell>
          <table:table-cell table:number-columns-repeated="2" office:value-type="float" office:value="0.7199" calcext:value-type="float">
            <text:p>0.7199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.0003" calcext:value-type="float">
            <text:p>0.000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0.0008" calcext:value-type="float">
            <text:p>0.00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.0004" calcext:value-type="float">
            <text:p>0.000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.765" calcext:value-type="float">
            <text:p>0.765</text:p>
          </table:table-cell>
          <table:table-cell table:number-columns-repeated="2" office:value-type="float" office:value="0.7199" calcext:value-type="float">
            <text:p>0.7199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.0003" calcext:value-type="float">
            <text:p>0.000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0.0008" calcext:value-type="float">
            <text:p>0.00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.0003" calcext:value-type="float">
            <text:p>0.000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.7525" calcext:value-type="float">
            <text:p>0.7525</text:p>
          </table:table-cell>
          <table:table-cell table:number-columns-repeated="2" office:value-type="float" office:value="0.7213" calcext:value-type="float">
            <text:p>0.7213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.0003" calcext:value-type="float">
            <text:p>0.000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.0008" calcext:value-type="float">
            <text:p>0.00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.0003" calcext:value-type="float">
            <text:p>0.000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.7683" calcext:value-type="float">
            <text:p>0.7683</text:p>
          </table:table-cell>
          <table:table-cell table:number-columns-repeated="2" office:value-type="float" office:value="0.725" calcext:value-type="float">
            <text:p>0.725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.0003" calcext:value-type="float">
            <text:p>0.000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.0008" calcext:value-type="float">
            <text:p>0.00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.0003" calcext:value-type="float">
            <text:p>0.000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.8029" calcext:value-type="float">
            <text:p>0.8029</text:p>
          </table:table-cell>
          <table:table-cell table:number-columns-repeated="2" office:value-type="float" office:value="0.7279" calcext:value-type="float">
            <text:p>0.7279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.0002" calcext:value-type="float">
            <text:p>0.000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0.0008" calcext:value-type="float">
            <text:p>0.00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.0002" calcext:value-type="float">
            <text:p>0.000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.7282" calcext:value-type="float">
            <text:p>0.7282</text:p>
          </table:table-cell>
          <table:table-cell table:number-columns-repeated="2" office:value-type="float" office:value="0.7243" calcext:value-type="float">
            <text:p>0.7243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.0002" calcext:value-type="float">
            <text:p>0.000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.0007" calcext:value-type="float">
            <text:p>0.000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.0002" calcext:value-type="float">
            <text:p>0.000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.7159" calcext:value-type="float">
            <text:p>0.7159</text:p>
          </table:table-cell>
          <table:table-cell table:number-columns-repeated="2" office:value-type="float" office:value="0.7338" calcext:value-type="float">
            <text:p>0.7338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.0002" calcext:value-type="float">
            <text:p>0.000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.0007" calcext:value-type="float">
            <text:p>0.0007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5T05:47:46.767032968</dc:date>
    <meta:editing-duration>PT11M42S</meta:editing-duration>
    <meta:editing-cycles>5</meta:editing-cycles>
    <meta:generator>LibreOffice/6.1.5.2$Linux_X86_64 LibreOffice_project/10$Build-2</meta:generator>
    <meta:document-statistic meta:table-count="1" meta:cell-count="1036" meta:object-count="0"/>
  </office:meta>
</office:document-meta>
</file>